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A0000010B36FF9D9F7FD29C4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333cm" fo:min-width="4.274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206cm" fo:min-width="7.703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6.387cm" svg:x="1.254cm" svg:y="1cm">
          <draw:image xlink:href="Pictures/100002010000031A0000010B36FF9D9F7FD29C42.png" xlink:type="simple" xlink:show="embed" xlink:actuate="onLoad">
            <text:p/>
          </draw:image>
        </draw:frame>
        <draw:custom-shape draw:style-name="gr2" draw:text-style-name="P2" draw:layer="layout" svg:width="4.826cm" svg:height="0.635cm" svg:x="7.604cm" svg:y="4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255cm" svg:height="0.508cm" svg:x="6.715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8T12:22:18.484163691</meta:creation-date>
    <dc:date>2021-02-18T12:24:44.144912197</dc:date>
    <meta:editing-duration>PT2M25S</meta:editing-duration>
    <meta:editing-cycles>1</meta:editing-cycles>
    <meta:document-statistic meta:object-count="3"/>
    <meta:generator>LibreOffice/6.0.7.3$Linux_X86_64 LibreOffice_project/00m0$Build-3</meta:generator>
  </office:meta>
</office:document-meta>
</file>